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whichIs29">
      <style:table-properties table:display="true" style:writing-mode="lr-tb"/>
    </style:style>
    <style:style style:name="ta2" style:family="table" style:master-page-name="PageStyle_5f_wakeUp2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ichIs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hichIs29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Neutr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keUp28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akeUp28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Displacement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hichIs29" style:display-name="PageStyle_whichIs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keUp28" style:display-name="PageStyle_wakeUp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4" meta:object-count="0"/>
    <meta:generator>LibreOfficeDev/6.0.5.2$Linux_X86_64 LibreOffice_project/</meta:generator>
  </office:meta>
</office:document-meta>
</file>